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3.7807in"/>
    </style:style>
    <style:style style:name="co4" style:family="table-column">
      <style:table-column-properties fo:break-before="auto" style:column-width="0.8799in"/>
    </style:style>
    <style:style style:name="co5" style:family="table-column">
      <style:table-column-properties fo:break-before="auto" style:column-width="2.0201in"/>
    </style:style>
    <style:style style:name="co6" style:family="table-column">
      <style:table-column-properties fo:break-before="auto" style:column-width="2.25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ETH3CDAQ1_CURRENT_ISO_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3x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T60404-N4646-X4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60404-N4646-X400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3,C22,C21,C20,C19,C18,C17,C16,C15,C14,C12,C11,C10,C9,C7,C4,C3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00n</text:p>
          </table:table-cell>
          <table:table-cell/>
          <table:table-cell table:formula="of:=[.D3]*3"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C5_2-G-7_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 5/2-G-7.62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B2,FB1</text:p>
          </table:table-cell>
          <table:table-cell table:style-name="ce4" office:value-type="string" calcext:value-type="string">
            <text:p>R_0603_1608Metric_Pad0.98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rite_Bead_Small</text:p>
          </table:table-cell>
          <table:table-cell/>
          <table:table-cell table:formula="of:=[.D5]*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_1206_3216Metric_Pad1.33x1.8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/>
          <table:table-cell table:formula="of:=[.D6]*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_1206_3216Metric_Pad1.30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RG3216L-101-L-T05 </text:p>
          </table:table-cell>
          <table:table-cell office:value-type="string" calcext:value-type="string">
            <text:p>mouser</text:p>
          </table:table-cell>
          <table:table-cell table:formula="of:=[.D7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V1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72660M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XB0104PW</text:p>
          </table:table-cell>
          <table:table-cell office:value-type="string" calcext:value-type="string">
            <text:p>mouser</text:p>
          </table:table-cell>
          <table:table-cell table:formula="of:=[.D9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U10,U9,U8</text:p>
          </table:table-cell>
          <table:table-cell table:style-name="ce3" office:value-type="string" calcext:value-type="string">
            <text:p>SOT-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4LVC1GU04DRL</text:p>
          </table:table-cell>
          <table:table-cell office:value-type="string" calcext:value-type="string">
            <text:p>mouser</text:p>
          </table:table-cell>
          <table:table-cell table:formula="of:=[.D10]*3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TSSOP-16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A9557PW</text:p>
          </table:table-cell>
          <table:table-cell office:value-type="string" calcext:value-type="string">
            <text:p>mouser</text:p>
          </table:table-cell>
          <table:table-cell table:formula="of:=[.D11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MSOP-8_3x3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4LC08B-E/MS</text:p>
          </table:table-cell>
          <table:table-cell office:value-type="string" calcext:value-type="string">
            <text:p>mouser</text:p>
          </table:table-cell>
          <table:table-cell table:formula="of:=[.D12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Linear_DE14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T3032-15</text:p>
          </table:table-cell>
          <table:table-cell office:value-type="string" calcext:value-type="string">
            <text:p>digikey</text:p>
          </table:table-cell>
          <table:table-cell table:formula="of:=[.D13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A140</text:p>
          </table:table-cell>
          <table:table-cell office:value-type="string" calcext:value-type="string">
            <text:p>mouser</text:p>
          </table:table-cell>
          <table:table-cell table:formula="of:=[.D14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TSSOP-16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G211</text:p>
          </table:table-cell>
          <table:table-cell office:value-type="string" calcext:value-type="string">
            <text:p>mouser</text:p>
          </table:table-cell>
          <table:table-cell table:formula="of:=[.D15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G419xY</text:p>
          </table:table-cell>
          <table:table-cell office:value-type="string" calcext:value-type="string">
            <text:p>mouser</text:p>
          </table:table-cell>
          <table:table-cell table:formula="of:=[.D16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11,R10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k7</text:p>
          </table:table-cell>
          <table:table-cell table:style-name="ce5" office:value-type="string" calcext:value-type="string">
            <text:p>667-ERJ-UP3D4701V</text:p>
          </table:table-cell>
          <table:table-cell table:formula="of:=[.D17]*3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R9,R7,R4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k</text:p>
          </table:table-cell>
          <table:table-cell office:value-type="string" calcext:value-type="string">
            <text:p>667-ERJ-UP3D1002V</text:p>
          </table:table-cell>
          <table:table-cell table:formula="of:=[.D18]*3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[.D19]*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k/0.05%</text:p>
          </table:table-cell>
          <table:table-cell office:value-type="string" calcext:value-type="string">
            <text:p>667-ERA-3ARW202V</text:p>
          </table:table-cell>
          <table:table-cell table:formula="of:=[.D20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8k/0.05%</text:p>
          </table:table-cell>
          <table:table-cell office:value-type="string" calcext:value-type="string">
            <text:p>754-RG1608N-183-WT1</text:p>
          </table:table-cell>
          <table:table-cell table:formula="of:=[.D21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5" office:value-type="string" calcext:value-type="string">
            <text:p>667-ERJ-UP3D1003V</text:p>
          </table:table-cell>
          <table:table-cell table:formula="of:=[.D22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80k/0.05%</text:p>
          </table:table-cell>
          <table:table-cell office:value-type="string" calcext:value-type="string">
            <text:p>754-RG1608N-184-WT1</text:p>
          </table:table-cell>
          <table:table-cell table:formula="of:=[.D23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8,C5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u2</text:p>
          </table:table-cell>
          <table:table-cell table:style-name="ce5" office:value-type="string" calcext:value-type="string">
            <text:p>963-TMK107ABJ225MA-T</text:p>
          </table:table-cell>
          <table:table-cell table:formula="of:=[.D24]*3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2,C1</text:p>
          </table:table-cell>
          <table:table-cell table:style-name="ce3" office:value-type="string" calcext:value-type="string">
            <text:p>C_0603_1608Metric_Pad1.0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u</text:p>
          </table:table-cell>
          <table:table-cell office:value-type="string" calcext:value-type="string">
            <text:p>81-GRM188R6YA106MA3J </text:p>
          </table:table-cell>
          <table:table-cell table:formula="of:=[.D25]*3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PinSocket_2x10_P2.54mm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2x10_Odd_Even</text:p>
          </table:table-cell>
          <table:table-cell table:style-name="ce5" office:value-type="string" calcext:value-type="string">
            <text:p>517-929852-01-10-RA</text:p>
          </table:table-cell>
          <table:table-cell table:formula="of:=[.D26]*3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H2,H1</text:p>
          </table:table-cell>
          <table:table-cell table:style-name="ce4" office:value-type="string" calcext:value-type="string">
            <text:p>MountingHole_2.7mm_M2.5_DIN965_Pa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ountingHole</text:p>
          </table:table-cell>
          <table:table-cell/>
          <table:table-cell table:formula="of:=[.D27]*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CASA1001S1001P100</text:p>
          </table:table-cell>
          <table:table-cell office:value-type="string" calcext:value-type="string">
            <text:p>mou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table:number-columns-repeated="4"/>
          <table:table-cell table:style-name="ce3" office:value-type="float" office:value="1778065" calcext:value-type="float">
            <text:p>1778065</text:p>
          </table:table-cell>
          <table:table-cell office:value-type="string" calcext:value-type="string">
            <text:p>mou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4:06:07.50697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2-11T14:14:23.392650224</dc:date>
    <meta:editing-duration>PT2H53S</meta:editing-duration>
    <meta:editing-cycles>17</meta:editing-cycles>
    <meta:document-statistic meta:table-count="1" meta:cell-count="208" meta:object-count="0"/>
  </office:meta>
</office:document-meta>
</file>